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39db9" officeooo:paragraph-rsid="00139db9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normal" officeooo:rsid="00139db9" officeooo:paragraph-rsid="00139db9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bold" officeooo:rsid="00139db9" officeooo:paragraph-rsid="00139db9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bold" officeooo:rsid="001436ac" officeooo:paragraph-rsid="001436ac" style:font-weight-asian="bold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style:text-underline-style="none" fo:font-weight="normal" officeooo:rsid="00139db9" officeooo:paragraph-rsid="00139db9" style:font-weight-asian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style:text-underline-style="none" fo:font-weight="normal" officeooo:rsid="00139db9" officeooo:paragraph-rsid="0017fec6" style:font-weight-asian="normal" style:font-weight-complex="normal"/>
    </style:style>
    <style:style style:name="P7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60eb4" officeooo:paragraph-rsid="00160eb4" style:font-weight-asian="normal" style:font-weight-complex="normal"/>
    </style:style>
    <style:style style:name="P8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6c221" officeooo:paragraph-rsid="0016c221" style:font-weight-asian="normal" style:font-weight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6c221" officeooo:paragraph-rsid="0016e1dc" style:font-weight-asian="normal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7fec6" officeooo:paragraph-rsid="0017fec6" style:font-weight-asian="normal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96434" officeooo:paragraph-rsid="00196434" style:font-weight-asian="normal" style:font-weight-complex="normal"/>
    </style:style>
    <style:style style:name="T1" style:family="text">
      <style:text-properties officeooo:rsid="001436ac"/>
    </style:style>
    <style:style style:name="T2" style:family="text">
      <style:text-properties officeooo:rsid="0016e1dc"/>
    </style:style>
    <style:style style:name="T3" style:family="text">
      <style:text-properties officeooo:rsid="0017fec6"/>
    </style:style>
    <style:style style:name="T4" style:family="text">
      <style:text-properties officeooo:rsid="001964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sicionando elementos com Flexbox em CSS</text:p>
      <text:p text:style-name="P2"/>
      <text:p text:style-name="P3">Introdução ao Flexbox</text:p>
      <text:list xml:id="list30796991" text:style-name="L1">
        <text:list-item>
          <text:p text:style-name="P5">O flexbox foi projetado como um modelo de layout unidimensional e como método que pode oferecer distribuição de espaço entre itens em uma interface e recursos de alinhamento.</text:p>
        </text:list-item>
        <text:list-item>
          <text:p text:style-name="P5"><text:span text:style-name="T1">F</text:span>lex container é a tag que envolve os itens (possui itens filhos). Será nela que será aplicada a propireadade display flex, <text:span text:style-name="T1">que t</text:span>ransforma seus filhos diretos em flex itens. <text:span text:style-name="T1">Essa inicialização do container pode ser feita em qualquer tipo tag (h1, h2, etc.).</text:span></text:p>
        </text:list-item>
        <text:list-item>
          <text:p text:style-name="P5">Flex container possui propriedades relacionadas (display, flex-direction, flex-wrap, flex-flow, justify-content, align-items, align-content). <text:span text:style-name="T1">Display (é o inicializador do container), flex-direction (faz o direcionamento dos itens), flex-wrap (quebra de linha ou nçao), flex-flow (abreviação para o direction ou o wrap), justify-content (alinhar os itens do container de acordo com a sua direção), align-items (alinhar os items de acordo com o seu eixo do container), align-content (alinha as linhas do container).</text:span></text:p>
        </text:list-item>
        <text:list-item>
          <text:p text:style-name="P6">Flex item → são filhos diretos do flex container. Eles também podem ser tornar flex container. Propriedades relacionadas (flex-grow, flow-basis, flex-shrink, flex, order, align-self). </text:p>
          <text:list>
            <text:list-item>
              <text:p text:style-name="P6"><text:span text:style-name="T1">Flex-grow → define o fator de crescimento;</text:span></text:p>
            </text:list-item>
            <text:list-item>
              <text:p text:style-name="P6"><text:span text:style-name="T3">F</text:span><text:span text:style-name="T1">low-basis → define o tamanho inicial do item antes da distribuição do espaço restante dentro do container);</text:span></text:p>
            </text:list-item>
            <text:list-item>
              <text:p text:style-name="P6"><text:span text:style-name="T3">F</text:span><text:span text:style-name="T1">lex-shrink → define a capacidade de redução;</text:span></text:p>
            </text:list-item>
            <text:list-item>
              <text:p text:style-name="P6"><text:span text:style-name="T3">F</text:span><text:span text:style-name="T1">lex → abreviação para as 3 propriedades anteriores);</text:span></text:p>
            </text:list-item>
            <text:list-item>
              <text:p text:style-name="P6"><text:span text:style-name="T3">O</text:span><text:span text:style-name="T1">rder → ordem de distribuição e listagem desses itens;</text:span></text:p>
            </text:list-item>
            <text:list-item>
              <text:p text:style-name="P6"><text:span text:style-name="T3">A</text:span><text:span text:style-name="T1">lign-self → define o alinhamento de um item específico do container.</text:span></text:p>
            </text:list-item>
          </text:list>
        </text:list-item>
      </text:list>
      <text:p text:style-name="P2"/>
      <text:p text:style-name="P4">Fundamentos do Flexbox – parte 1</text:p>
      <text:list xml:id="list3992819354" text:style-name="L2">
        <text:list-item>
          <text:p text:style-name="P7">Extensões utilizadas: HTML Snippets→ trata do autocomplete; Live HTML Previewer faz a renderização dos elementos HTML em tela.</text:p>
        </text:list-item>
        <text:list-item>
          <text:p text:style-name="P7">Display flex → torna a tag um elemento do tipo flex container e assim automaticamente todos os seus filhos tornam-se filhos diretos dessa tag, tornam-se em flex itens.</text:p>
        </text:list-item>
        <text:list-item>
          <text:p text:style-name="P8">Flex-direction → é a propriedade que estabelece eixos dentro no container. No caso é o eixo principal do container, definindo assim a direção que os flex items são colocados no flex-container. São dois eixos: linha (horizontal) e coluna (vertical); e suas posições reversas (ordenação inversa desses itens).</text:p>
          <text:list>
            <text:list-item>
              <text:p text:style-name="P8">Row → é o eixo padrão <text:span text:style-name="T3">em que </text:span><text:span text:style-name="T2">estamos escrevendo no texto, ou seja, da esquerda para direita. 1 2 3 4;</text:span></text:p>
            </text:list-item>
            <text:list-item>
              <text:p text:style-name="P9"><text:span text:style-name="T2">R</text:span>ow-reverse → sentido oposto à direção do texto. <text:span text:style-name="T2">4 3 2 1;</text:span></text:p>
            </text:list-item>
            <text:list-item>
              <text:p text:style-name="P9"><text:span text:style-name="T2">C</text:span>olumn → modifica para o eixo vertical, ordenação de cima para baixo em coluna única;</text:p>
            </text:list-item>
            <text:list-item>
              <text:p text:style-name="P9"><text:span text:style-name="T2">C</text:span>olumn-reverse → ordenação inversa da coluna, de baixo para cima.</text:p>
            </text:list-item>
          </text:list>
        </text:list-item>
        <text:list-item>
          <text:p text:style-name="P10">Flex-wrap → é a propriedade que define se os itens devem ou não quebrar a linha. Por padrão eles não quebram linhas, isso faz com os flex itens sejam compactados além do limite do conteúdo. <text:span text:style-name="T4">Os itens, por padrão vêm com row.</text:span></text:p>
          <text:list>
            <text:list-item>
              <text:p text:style-name="P11">Nowrap → é o comportamento padrão, não permite a quebra de linha.</text:p>
            </text:list-item>
            <text:list-item>
              <text:p text:style-name="P11">Wrap → permite a quebra de linha a partir do 1º elemento que não pode ser comportado dentro do container. Assim que um dos flex itens não puder mais ser compactado.</text:p>
            </text:list-item>
            <text:list-item>
              <text:p text:style-name="P11">Wrap-reverse → permite a quebra de linha assim que um dos flex itens não puder mais ser compactado, porém na direção contrária da linha, acima. Permite a quebra de linha no sentido contrário. Joga as linhas que sem completaram para baixo.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30T20:34:29.922000000</meta:creation-date>
    <dc:date>2022-03-31T21:11:26.652000000</dc:date>
    <meta:editing-duration>PT45M56S</meta:editing-duration>
    <meta:editing-cycles>3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24" meta:word-count="535" meta:character-count="3213" meta:non-whitespace-character-count="2721"/>
  </office:meta>
</office:document-meta>
</file>